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2.831cm" fo:min-width="16.391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9.402cm" fo:min-width="16.39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2.54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5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09cm" fo:min-width="3.818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29cm" fo:min-width="3.73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3cm" fo:min-width="14.613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29cm" fo:min-width="7.29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29cm" fo:min-width="9.707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2.036cm" fo:min-width="19.09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="solid" draw:fill-color="#ffb66c" draw:textarea-horizontal-align="justify" draw:textarea-vertical-align="middle" draw:auto-grow-height="false" fo:min-height="2.036cm" fo:min-width="19.0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3.942cm" fo:min-width="19.09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="solid" draw:fill-color="#ffb66c" draw:textarea-horizontal-align="justify" draw:textarea-vertical-align="middle" draw:auto-grow-height="false" fo:min-height="3.022cm" fo:min-width="19.09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b66c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13.081cm" svg:x="2.651cm" svg:y="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891cm" svg:height="9.652cm" svg:x="2.651cm" svg:y="2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048cm" svg:height="1.651cm" svg:x="3.748cm" svg:y="3.572cm">
          <text:p text:style-name="P3">Needle<text:line-break/>assemb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048cm" svg:height="1.651cm" svg:x="9.599cm" svg:y="3.572cm">
          <text:p text:style-name="P3">Pu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3.048cm" svg:height="1.651cm" svg:x="15.448cm" svg:y="3.572cm">
          <text:p text:style-name="P3">Clock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048cm" svg:height="1.651cm" svg:x="3.748cm" svg:y="6.572cm">
          <text:p text:style-name="P3">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048cm" svg:height="1.651cm" svg:x="9.599cm" svg:y="6.572cm">
          <draw:glue-point draw:id="4" svg:x="5.003cm" svg:y="-5.009cm"/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3.048cm" svg:height="1.651cm" svg:x="15.448cm" svg:y="6.572cm">
          <text:p text:style-name="P3">Alarm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048cm" svg:height="1.651cm" svg:x="6.749cm" svg:y="9.772cm">
          <text:p text:style-name="P3">Display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3.048cm" svg:height="1.651cm" svg:x="12.6cm" svg:y="9.772cm">
          <text:p text:style-name="P3">Display 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4.409cm" svg:height="0.962cm" svg:x="8.892cm" svg:y="12.556cm">
          <draw:text-box>
            <text:p>Power Supply</text:p>
          </draw:text-box>
        </draw:frame>
        <draw:frame draw:style-name="gr5" draw:text-style-name="P6" draw:layer="layout" svg:width="5.334cm" svg:height="0.962cm" svg:x="8.429cm" svg:y="1.213cm">
          <draw:text-box>
            <text:p text:style-name="P3">Insulin Reservoir</text:p>
          </draw:text-box>
        </draw:frame>
        <draw:connector draw:style-name="gr6" draw:text-style-name="P2" draw:layer="layout" draw:type="line" svg:x1="6.796cm" svg:y1="4.397cm" svg:x2="9.599cm" svg:y2="4.397cm" draw:start-shape="id1" draw:start-glue-point="1" draw:end-shape="id2" draw:end-glue-point="3" svg:d="M6796 4397h2803" svg:viewBox="0 0 2804 1">
          <text:p/>
        </draw:connector>
        <draw:connector draw:style-name="gr6" draw:text-style-name="P2" draw:layer="layout" draw:type="line" svg:x1="11.123cm" svg:y1="6.572cm" svg:x2="11.123cm" svg:y2="5.223cm" draw:start-shape="id3" draw:start-glue-point="0" draw:end-shape="id2" draw:end-glue-point="2" svg:d="M11123 6572v-1349" svg:viewBox="0 0 1 1350">
          <text:p/>
        </draw:connector>
        <draw:connector draw:style-name="gr6" draw:text-style-name="P2" draw:layer="layout" draw:type="line" svg:x1="12.647cm" svg:y1="7.397cm" svg:x2="15.448cm" svg:y2="7.397cm" draw:start-shape="id3" draw:start-glue-point="1" draw:end-shape="id4" draw:end-glue-point="3" svg:d="M12647 7397h2801" svg:viewBox="0 0 2802 1">
          <text:p/>
        </draw:connector>
        <draw:connector draw:style-name="gr6" draw:text-style-name="P2" draw:layer="layout" draw:type="line" svg:x1="6.796cm" svg:y1="7.397cm" svg:x2="9.599cm" svg:y2="7.397cm" draw:start-shape="id5" draw:start-glue-point="1" draw:end-shape="id3" draw:end-glue-point="3" svg:d="M6796 7397h2803" svg:viewBox="0 0 2804 1">
          <text:p/>
        </draw:connector>
        <draw:connector draw:style-name="gr6" draw:text-style-name="P2" draw:layer="layout" svg:x1="11.123cm" svg:y1="8.223cm" svg:x2="8.273cm" svg:y2="9.772cm" draw:start-shape="id3" draw:start-glue-point="2" draw:end-shape="id6" draw:end-glue-point="0" svg:d="M11123 8223v774h-2850v775" svg:viewBox="0 0 2851 1550">
          <text:p/>
        </draw:connector>
        <draw:connector draw:style-name="gr6" draw:text-style-name="P2" draw:layer="layout" svg:x1="11.123cm" svg:y1="8.223cm" svg:x2="14.124cm" svg:y2="9.772cm" draw:start-shape="id3" draw:start-glue-point="2" draw:end-shape="id7" draw:end-glue-point="0" svg:d="M11123 8223v774h3001v775" svg:viewBox="0 0 3002 1550">
          <text:p/>
        </draw:connector>
        <draw:connector draw:style-name="gr6" draw:text-style-name="P2" draw:layer="layout" draw:type="line" svg:x1="15.448cm" svg:y1="4.397cm" svg:x2="12.647cm" svg:y2="6.572cm" draw:start-shape="id8" draw:start-glue-point="3" draw:end-shape="id3" draw:end-glue-point="4" svg:d="M15448 4397l-2801 2175" svg:viewBox="0 0 2802 2176">
          <text:p/>
        </draw:connector>
        <draw:custom-shape draw:style-name="gr7" draw:text-style-name="P4" xml:id="id9" draw:id="id9" draw:layer="layout" svg:width="4.318cm" svg:height="2.159cm" svg:x="2.524cm" svg:y="15.021cm">
          <text:p text:style-name="P3">Mentcare<text:line-break/>client</text:p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4.318cm" svg:height="2.159cm" svg:x="8.524cm" svg:y="15.021cm">
          <text:p text:style-name="P3">Mentcare<text:line-break/>client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4.318cm" svg:height="2.159cm" svg:x="14.524cm" svg:y="15.021cm">
          <text:p text:style-name="P3">Mentcare<text:line-break/>client</text:p>
          <draw:enhanced-geometry svg:viewBox="0 0 21600 21600" draw:type="rectangle" draw:enhanced-path="M 0 0 L 21600 0 21600 21600 0 21600 0 0 Z N"/>
        </draw:custom-shape>
        <draw:custom-shape draw:style-name="gr9" draw:text-style-name="P4" xml:id="id10" draw:id="id10" draw:layer="layout" svg:width="15.113cm" svg:height="1.143cm" svg:x="3.134cm" svg:y="18.861cm">
          <draw:glue-point draw:id="4" svg:x="-3.991cm" svg:y="-5.363cm"/>
          <draw:glue-point draw:id="5" svg:x="3.991cm" svg:y="-4.995cm"/>
          <text:p text:style-name="P3">Network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683cm" svg:y1="17.18cm" svg:x2="4.659cm" svg:y2="18.861cm" draw:start-shape="id9" draw:start-glue-point="2" draw:end-shape="id10" draw:end-glue-point="4" svg:d="M4683 17180l-24 1681" svg:viewBox="0 0 25 1682">
          <text:p/>
        </draw:connector>
        <draw:connector draw:style-name="gr10" draw:text-style-name="P7" draw:layer="layout" draw:type="line" svg:x1="10.683cm" svg:y1="17.18cm" svg:x2="10.69cm" svg:y2="18.861cm" draw:start-shape="id11" draw:start-glue-point="2" draw:end-shape="id10" draw:end-glue-point="0" svg:d="M10683 17180l7 1681" svg:viewBox="0 0 8 1682">
          <text:p/>
        </draw:connector>
        <draw:connector draw:style-name="gr10" draw:text-style-name="P7" draw:layer="layout" draw:type="line" svg:x1="16.683cm" svg:y1="17.18cm" svg:x2="16.721cm" svg:y2="18.862cm" draw:start-shape="id12" draw:start-glue-point="2" draw:end-shape="id10" draw:end-glue-point="5" svg:d="M16683 17180l38 1682" svg:viewBox="0 0 39 1683">
          <text:p/>
        </draw:connector>
        <draw:custom-shape draw:style-name="gr11" draw:text-style-name="P4" xml:id="id13" draw:id="id13" draw:layer="layout" svg:width="7.874cm" svg:height="2.159cm" svg:x="6.761cm" svg:y="21.721cm">
          <draw:glue-point draw:id="4" svg:x="-2.639cm" svg:y="4.858cm"/>
          <draw:glue-point draw:id="5" svg:x="2.522cm" svg:y="4.858cm"/>
          <text:p text:style-name="P3">Mentcare server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0.69cm" svg:y1="20.004cm" svg:x2="10.698cm" svg:y2="21.721cm" draw:start-shape="id10" draw:start-glue-point="2" draw:end-shape="id13" draw:end-glue-point="0" svg:d="M10690 20004l8 1717" svg:viewBox="0 0 9 1718">
          <text:p/>
        </draw:connector>
        <draw:custom-shape draw:style-name="gr12" draw:text-style-name="P4" xml:id="id14" draw:id="id14" draw:layer="layout" svg:width="10.287cm" svg:height="2.159cm" svg:x="5.545cm" svg:y="25.521cm">
          <draw:glue-point draw:id="4" svg:x="-2.01cm" svg:y="-4.955cm"/>
          <draw:glue-point draw:id="5" svg:x="1.94cm" svg:y="-4.955cm"/>
          <text:p text:style-name="P3">Mentcare server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8.621cm" svg:y1="23.848cm" svg:x2="8.621cm" svg:y2="25.531cm" draw:start-shape="id13" draw:start-glue-point="4" draw:end-shape="id14" draw:end-glue-point="4" svg:d="M8621 23848v1683" svg:viewBox="0 0 1 1684">
          <text:p/>
        </draw:connector>
        <draw:connector draw:style-name="gr10" draw:text-style-name="P7" draw:layer="layout" draw:type="line" svg:x1="12.683cm" svg:y1="23.848cm" svg:x2="12.683cm" svg:y2="25.531cm" draw:start-shape="id13" draw:start-glue-point="5" draw:end-shape="id14" draw:end-glue-point="5" svg:d="M12683 23848v1683" svg:viewBox="0 0 1 1684">
          <text:p/>
        </draw:connector>
      </draw:page>
      <draw:page draw:name="page2" draw:style-name="dp1" draw:master-page-name="Default">
        <draw:custom-shape draw:style-name="gr13" draw:text-style-name="P8" draw:layer="layout" svg:width="19.59cm" svg:height="2.286cm" svg:x="1cm" svg:y="2.6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9.59cm" svg:height="2.286cm" svg:x="1cm" svg:y="6.6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9.59cm" svg:height="4.192cm" svg:x="1cm" svg:y="10.6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9.59cm" svg:height="3.272cm" svg:x="1cm" svg:y="16.651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515cm" svg:height="0.962cm" svg:x="1.508cm" svg:y="17.129cm">
          <draw:text-box>
            <text:p>Authentication</text:p>
          </draw:text-box>
        </draw:frame>
        <draw:frame draw:style-name="gr17" draw:text-style-name="P10" draw:layer="layout" svg:width="4.236cm" svg:height="0.962cm" svg:x="1.647cm" svg:y="18.429cm">
          <draw:text-box>
            <text:p>User Storage</text:p>
          </draw:text-box>
        </draw:frame>
        <draw:frame draw:style-name="gr17" draw:text-style-name="P10" draw:layer="layout" svg:width="7.114cm" svg:height="0.962cm" svg:x="7.238cm" svg:y="17.129cm">
          <draw:text-box>
            <text:p>Logging and monitoring</text:p>
          </draw:text-box>
        </draw:frame>
        <draw:frame draw:style-name="gr17" draw:text-style-name="P10" draw:layer="layout" svg:width="5.887cm" svg:height="0.962cm" svg:x="7.852cm" svg:y="18.429cm">
          <draw:text-box>
            <text:p>Application storage</text:p>
          </draw:text-box>
        </draw:frame>
        <draw:frame draw:style-name="gr17" draw:text-style-name="P10" draw:layer="layout" svg:width="3.461cm" svg:height="0.962cm" svg:x="15.509cm" svg:y="17.129cm">
          <draw:text-box>
            <text:p>Interfacing</text:p>
          </draw:text-box>
        </draw:frame>
        <draw:frame draw:style-name="gr17" draw:text-style-name="P10" draw:layer="layout" svg:width="2.509cm" svg:height="0.962cm" svg:x="15.985cm" svg:y="18.429cm">
          <draw:text-box>
            <text:p>Search</text:p>
          </draw:text-box>
        </draw:frame>
        <draw:frame draw:style-name="gr17" draw:text-style-name="P11" draw:layer="layout" svg:width="18.697cm" svg:height="3.806cm" svg:x="1.508cm" svg:y="10.844cm">
          <draw:text-box>
            <text:p text:style-name="P3">Email <text:s text:c="2"/><text:s/>Messaging <text:s/><text:s text:c="2"/>Video <text:s/>conferencing <text:s/><text:s text:c="2"/>Newspaper archive</text:p>
            <text:p text:style-name="P3"/>
            <text:p text:style-name="P3">Word processing <text:s/><text:s text:c="2"/>Simulation <text:s/><text:s text:c="2"/>Video storage <text:s/><text:s text:c="2"/>Resource finder</text:p>
            <text:p text:style-name="P3"/>
            <text:p text:style-name="P3">Spread sheet <text:s text:c="3"/>Virtual learning environment <text:s text:c="3"/>History archive</text:p>
          </draw:text-box>
        </draw:frame>
        <draw:frame draw:style-name="gr17" draw:text-style-name="P11" draw:layer="layout" svg:width="4.198cm" svg:height="1.673cm" svg:x="1.762cm" svg:y="6.958cm">
          <draw:text-box>
            <text:p text:style-name="P3">Group<text:line-break/>management</text:p>
          </draw:text-box>
        </draw:frame>
        <draw:frame draw:style-name="gr17" draw:text-style-name="P11" draw:layer="layout" svg:width="4.198cm" svg:height="1.673cm" svg:x="8.696cm" svg:y="6.958cm">
          <draw:text-box>
            <text:p text:style-name="P3">Application<text:line-break/>management</text:p>
          </draw:text-box>
        </draw:frame>
        <draw:frame draw:style-name="gr17" draw:text-style-name="P11" draw:layer="layout" svg:width="4.198cm" svg:height="1.673cm" svg:x="15.762cm" svg:y="6.958cm">
          <draw:text-box>
            <text:p text:style-name="P3">Identity<text:line-break/>management</text:p>
          </draw:text-box>
        </draw:frame>
        <draw:frame draw:style-name="gr17" draw:text-style-name="P10" draw:layer="layout" svg:width="8.778cm" svg:height="0.962cm" svg:x="2.27cm" svg:y="3.313cm">
          <draw:text-box>
            <text:p>Browser-based user interface</text:p>
          </draw:text-box>
        </draw:frame>
        <draw:frame draw:style-name="gr17" draw:text-style-name="P10" draw:layer="layout" svg:width="3.491cm" svg:height="0.962cm" svg:x="15.338cm" svg:y="3.313cm">
          <draw:text-box>
            <text:p>iLearn app</text:p>
          </draw:text-box>
        </draw:frame>
        <draw:frame draw:style-name="gr17" draw:text-style-name="P10" draw:layer="layout" svg:width="6.767cm" svg:height="0.962cm" svg:x="1cm" svg:y="5.626cm">
          <draw:text-box>
            <text:p>Configuration services</text:p>
          </draw:text-box>
        </draw:frame>
        <draw:frame draw:style-name="gr17" draw:text-style-name="P10" draw:layer="layout" svg:width="6.098cm" svg:height="0.962cm" svg:x="1.001cm" svg:y="9.626cm">
          <draw:text-box>
            <text:p>Application services</text:p>
          </draw:text-box>
        </draw:frame>
        <draw:frame draw:style-name="gr17" draw:text-style-name="P10" draw:layer="layout" svg:width="4.553cm" svg:height="0.962cm" svg:x="1.001cm" svg:y="15.626cm">
          <draw:text-box>
            <text:p>Utility servic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3:03:15.998487174</meta:creation-date>
    <dc:date>2020-07-25T03:06:46.944597647</dc:date>
    <meta:editing-duration>PT6M9S</meta:editing-duration>
    <meta:editing-cycles>4</meta:editing-cycles>
    <meta:generator>LibreOffice/6.4.4.2$Linux_X86_64 LibreOffice_project/40$Build-2</meta:generator>
    <meta:document-statistic meta:object-count="50"/>
  </office:meta>
</office:document-meta>
</file>